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42c3" officeooo:paragraph-rsid="000242c3"/>
    </style:style>
    <style:style style:name="P2" style:family="paragraph" style:parent-style-name="Standard">
      <style:text-properties officeooo:rsid="0002e0d8" officeooo:paragraph-rsid="0002e0d8"/>
    </style:style>
    <style:style style:name="P3" style:family="paragraph" style:parent-style-name="Standard">
      <style:text-properties officeooo:rsid="0002e0d8" officeooo:paragraph-rsid="0002f844"/>
    </style:style>
    <style:style style:name="P4" style:family="paragraph" style:parent-style-name="Standard">
      <style:text-properties officeooo:rsid="0002f844" officeooo:paragraph-rsid="0002f844"/>
    </style:style>
    <style:style style:name="P5" style:family="paragraph" style:parent-style-name="Standard">
      <style:text-properties fo:font-weight="bold" officeooo:rsid="0002f844" officeooo:paragraph-rsid="0002f844" style:font-weight-asian="bold" style:font-weight-complex="bold"/>
    </style:style>
    <style:style style:name="T1" style:family="text">
      <style:text-properties style:text-position="super 58%"/>
    </style:style>
    <style:style style:name="T2" style:family="text">
      <style:text-properties style:text-position="super 58%" officeooo:rsid="0002e0d8"/>
    </style:style>
    <style:style style:name="T3" style:family="text">
      <style:text-properties style:text-position="0% 100%"/>
    </style:style>
    <style:style style:name="T4" style:family="text">
      <style:text-properties style:text-position="0% 100%" officeooo:rsid="0002e0d8"/>
    </style:style>
    <style:style style:name="T5" style:family="text">
      <style:text-properties style:text-position="0% 100%" fo:font-weight="bold" style:font-weight-asian="bold" style:font-weight-complex="bold"/>
    </style:style>
    <style:style style:name="T6" style:family="text">
      <style:text-properties style:text-position="0% 100%" fo:font-weight="normal" officeooo:rsid="0002f844" style:font-weight-asian="normal" style:font-weight-complex="normal"/>
    </style:style>
    <style:style style:name="T7" style:family="text">
      <style:text-properties style:text-position="0% 100%" officeooo:rsid="0002f844"/>
    </style:style>
    <style:style style:name="T8" style:family="text">
      <style:text-properties style:text-position="0% 100%" officeooo:rsid="0004f266"/>
    </style:style>
    <style:style style:name="T9"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a esta lección donde seguiremos viendo algunos de los teoremas, que nos brindan información sobre las raices de un polinomio, y primeramente me gustaria aclarar un concepto el de variacion de signo, Un polinomio con lo terminos escritos en orden descendente en sus potencias, se dice que tiene una variación de signo si dos términos consecutivos tienen signos opuestos, por ejemplo </text:p>
      <text:p text:style-name="P1"/>
      <text:p text:style-name="P1"><text:tab/><text:tab/><text:tab/><text:tab/>p(x)=3x<text:span text:style-name="T1">5</text:span><text:span text:style-name="T3">-x</text:span><text:span text:style-name="T1">4</text:span><text:span text:style-name="T3">+8x</text:span><text:span text:style-name="T1">3</text:span><text:span text:style-name="T3">-x-32</text:span></text:p>
      <text:p text:style-name="P1"><text:span text:style-name="T3"/></text:p>
      <text:p text:style-name="P1"><text:span text:style-name="T3">tiene </text:span><text:span text:style-name="T4">3</text:span><text:span text:style-name="T3"> variaciones de signos </text:span><text:span text:style-name="T4">noten que no importa si falta un factor como en este caso x</text:span><text:span text:style-name="T2">2</text:span><text:span text:style-name="T4"> ya que la regla es solo que esten en orden descendente.</text:span></text:p>
      <text:p text:style-name="P1"><text:span text:style-name="T3"/></text:p>
      <text:p text:style-name="P1"><text:span text:style-name="T3">pues bien esto nos sirve para el siguiente teorema llamado “Regla de los signos de Descartes”, el cual dice, sea p(x) un polinomio con coeficientes reales y término constante diferente de cero. Entonces</text:span></text:p>
      <text:p text:style-name="P1"><text:span text:style-name="T3"/></text:p>
      <text:p text:style-name="P1"><text:span text:style-name="T3"><text:tab/>1.el número de ceros reales positivos de p(x) es igual al número de variaciones de signo de p(x) o es menor que ese numero por un entero par.</text:span></text:p>
      <text:p text:style-name="P1"><text:span text:style-name="T3"/></text:p>
      <text:p text:style-name="P1"><text:span text:style-name="T3"><text:tab/>2.El número de ceros reales negativos de p(x) es igual al número de variaciones de signo de p(-x) o es menor que ese número por un entero par.</text:span></text:p>
      <text:p text:style-name="P1"><text:span text:style-name="T3"/></text:p>
      <text:p text:style-name="P1"><text:span text:style-name="T3">Este teorema es muy util ya que nos revela no solo cuantos ceros reales positivos y negativos hay sino que ademas podemos deducir la cantidad de ceros complejos, lo explico, </text:span></text:p>
      <text:p text:style-name="P1"><text:span text:style-name="T3"/></text:p>
      <text:p text:style-name="P2"><text:span text:style-name="T3">con <text:tab/><text:tab/><text:tab/><text:tab/>p(x)=2x</text:span><text:span text:style-name="T1">5</text:span><text:span text:style-name="T3">-7x</text:span><text:span text:style-name="T1">4</text:span><text:span text:style-name="T3">+3x</text:span><text:span text:style-name="T1">2</text:span><text:span text:style-name="T3">+6x-5</text:span></text:p>
      <text:p text:style-name="P2"><text:span text:style-name="T3"/></text:p>
      <text:p text:style-name="P2"><text:span text:style-name="T3">tenemos tres variaciones de signos, y con p(-x) que no es otra cosa más que sustituir x con -x es decir </text:span></text:p>
      <text:p text:style-name="P2"><text:span text:style-name="T3"><text:tab/><text:tab/><text:tab/><text:tab/></text:span></text:p>
      <text:p text:style-name="P2"><text:span text:style-name="T3"><text:tab/><text:tab/><text:tab/><text:tab/>p(x)=2(-x)</text:span><text:span text:style-name="T1">5</text:span><text:span text:style-name="T3">-7(-x)</text:span><text:span text:style-name="T1">4</text:span><text:span text:style-name="T3">+3(-x)</text:span><text:span text:style-name="T1">2</text:span><text:span text:style-name="T3">+6(-x)-5=-2x</text:span><text:span text:style-name="T1">5</text:span><text:span text:style-name="T3">-7x</text:span><text:span text:style-name="T1">4</text:span><text:span text:style-name="T3">+3x</text:span><text:span text:style-name="T1">2 <text:s/></text:span><text:span text:style-name="T3">-6x-5 tiene dos variaciones de signo y lo podemos hacer una tabla para facilitarnos el análisis </text:span></text:p>
      <text:p text:style-name="P2"><text:span text:style-name="T3"/></text:p>
      <text:p text:style-name="P2"><text:span text:style-name="T3"><text:tab/><text:tab/><text:tab/>soluciones reales positivas <text:s text:c="2"/>3 3 1 1</text:span></text:p>
      <text:p text:style-name="P2"><text:span text:style-name="T3"><text:tab/><text:tab/><text:tab/>soluciones reales negativas <text:s/>2 0 2 0 </text:span></text:p>
      <text:p text:style-name="P2"><text:span text:style-name="T3"><text:tab/><text:tab/><text:tab/>soluciones complejas <text:s text:c="10"/>0 2 2 4 <text:s text:c="3"/></text:span></text:p>
      <text:p text:style-name="P2"><text:span text:style-name="T3"><text:tab/><text:tab/><text:tab/>soluciones totales <text:s text:c="16"/>5 5 5 5</text:span></text:p>
      <text:p text:style-name="P2"><text:span text:style-name="T3"/></text:p>
      <text:p text:style-name="P2"><text:span text:style-name="T5">NOTA ESTO REQUIERE UNA EXPLICACIÓN MÁS A FONDO</text:span></text:p>
      <text:p text:style-name="P2"><text:span text:style-name="T5"/></text:p>
      <text:p text:style-name="P3"><text:span text:style-name="T6">ahora para finalizar la lección veremos otro teorema, pero antes me gustaría aclarar otra definición, la definición de cotas, un número real C es una cota superior para los ceros de un polinomio si ninguna raíz es mayor que C. así mismo</text:span></text:p>
      <text:p text:style-name="P3"><text:span text:style-name="T6">Un numero real c es una cota inferior</text:span><text:span text:style-name="T3"> </text:span><text:span text:style-name="T7">para los ceros de un polinomio si ninguna raíz es menor que c</text:span></text:p>
      <text:p text:style-name="P4"><text:span text:style-name="T3">asi el “Teorema de las cotas para ceros reales” nos dice que si </text:span></text:p>
      <text:p text:style-name="P4"><text:span text:style-name="T3"><text:tab/><text:tab/>p(x)=a</text:span><text:span text:style-name="T9">n</text:span><text:span text:style-name="T3">x</text:span><text:span text:style-name="T1">n</text:span><text:span text:style-name="T3">+ a</text:span><text:span text:style-name="T9">n-1</text:span><text:span text:style-name="T3">x</text:span><text:span text:style-name="T1">n-1</text:span><text:span text:style-name="T3">+...+ a</text:span><text:span text:style-name="T9">2</text:span><text:span text:style-name="T3">x</text:span><text:span text:style-name="T1">2</text:span><text:span text:style-name="T3">+ a</text:span><text:span text:style-name="T9">1</text:span><text:span text:style-name="T3">x</text:span><text:span text:style-name="T1">1</text:span><text:span text:style-name="T3">+ a</text:span><text:span text:style-name="T9">0</text:span><text:span text:style-name="T3">=0</text:span></text:p>
      <text:p text:style-name="P4"><text:span text:style-name="T3">tiene coeficientes reales con a</text:span><text:span text:style-name="T9">n</text:span><text:span text:style-name="T3"> positivos y se aplica la división sintética con x-r como divisor entonces, </text:span></text:p>
      <text:p text:style-name="P4"><text:span text:style-name="T3"/></text:p>
      <text:p text:style-name="P4"><text:span text:style-name="T3">1.si r&gt;0 y todos los números del tercer renglón de la división </text:span><text:span text:style-name="T8">sintética</text:span><text:span text:style-name="T3"> son positivos o cero, r es una cota superior de las raíces reales de p(x)=0</text:span></text:p>
      <text:p text:style-name="P4"><text:span text:style-name="T3"/></text:p>
      <text:p text:style-name="P4"><text:span text:style-name="T3">2. si r&lt;0 y todos lo números del tercer renglón de la división sintética son, alternadamente, positivo y negativo, r es una cota inferior de las raíces reales de p(x)=0</text:span></text:p>
      <text:p text:style-name="P4"><text:soft-page-break/><text:span text:style-name="T3"/></text:p>
      <text:p text:style-name="P4"><text:span text:style-name="T3">Ahora les soy honesto y este teorema en mi </text:span><text:span text:style-name="T8">opinión</text:span><text:span text:style-name="T3"> no es tan </text:span><text:span text:style-name="T8">útil</text:span><text:span text:style-name="T3"> en la practica a pesar de que nos dice en que intervalo se encuentran las raíces, para saberlo tendremos que saber cuales son las </text:span><text:span text:style-name="T8">raíces</text:span><text:span text:style-name="T3"> sin embargo, se los explicare solo para que tengan conocimiento del mismo, </text:span></text:p>
      <text:p text:style-name="P4"><text:span text:style-name="T3"/></text:p>
      <text:p text:style-name="P5"><text:span text:style-name="T3">NOTA EXPLICARLO EN ESTE FORMATO ES IMPOSIBLE PERO EL EJEMPLO ESTA EN LA PAGINA 2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2:04:16.161000000</meta:creation-date>
    <dc:date>2019-07-20T12:36:26.914000000</dc:date>
    <meta:editing-duration>PT17S</meta:editing-duration>
    <meta:editing-cycles>1</meta:editing-cycles>
    <meta:document-statistic meta:table-count="0" meta:image-count="0" meta:object-count="0" meta:page-count="2" meta:paragraph-count="25" meta:word-count="509" meta:character-count="2958" meta:non-whitespace-character-count="2399"/>
    <meta:generator>LibreOffice/6.2.2.2$Windows_X86_64 LibreOffice_project/2b840030fec2aae0fd2658d8d4f9548af4e3518d</meta:generator>
  </office:meta>
</office:document-meta>
</file>